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4.8125in"/>
    </style:style>
    <style:style style:name="Table1.B" style:family="table-column">
      <style:table-column-properties style:column-width="2.11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Liberation Serif"/>
    </style:style>
    <style:style style:name="P3" style:family="paragraph" style:parent-style-name="Text_20_body">
      <style:text-properties fo:font-weight="normal"/>
    </style:style>
    <style:style style:name="P4" style:family="paragraph" style:parent-style-name="Text_20_body">
      <style:text-properties officeooo:rsid="00121e04" officeooo:paragraph-rsid="002010d9"/>
    </style:style>
    <style:style style:name="P5" style:family="paragraph" style:parent-style-name="Text_20_body">
      <style:paragraph-properties fo:break-before="page"/>
      <style:text-properties style:font-name="Liberation Serif"/>
    </style:style>
    <style:style style:name="P6" style:family="paragraph" style:parent-style-name="Text_20_body">
      <style:paragraph-properties fo:break-before="page"/>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Table_20_Contents">
      <style:text-properties officeooo:rsid="00121e04" officeooo:paragraph-rsid="002010d9"/>
    </style:style>
    <style:style style:name="P10" style:family="paragraph" style:parent-style-name="Table_20_Contents">
      <style:text-properties fo:language="lt" fo:country="LT" officeooo:rsid="001c5590" officeooo:paragraph-rsid="002010d9"/>
    </style:style>
    <style:style style:name="P11" style:family="paragraph" style:parent-style-name="Table_20_Contents">
      <style:text-properties fo:language="lt" fo:country="LT" officeooo:rsid="002299b6" officeooo:paragraph-rsid="002299b6"/>
    </style:style>
    <style:style style:name="P12" style:family="paragraph" style:parent-style-name="Table_20_Contents">
      <style:text-properties officeooo:paragraph-rsid="002010d9"/>
    </style:style>
    <style:style style:name="P13" style:family="paragraph" style:parent-style-name="Table_20_Contents">
      <style:text-properties fo:language="en" fo:country="US" officeooo:rsid="0021584e" officeooo:paragraph-rsid="0021584e"/>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Standard">
      <style:text-properties officeooo:paragraph-rsid="002010d9"/>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1">
      <style:text-properties officeooo:rsid="00121e04" officeooo:paragraph-rsid="00121e04"/>
    </style:style>
    <style:style style:name="P1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20"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paragraph-properties fo:margin-top="0in" fo:margin-bottom="0in" loext:contextual-spacing="false" fo:line-height="138%" fo:text-align="center" style:justify-single-word="false" style:writing-mode="lr-tb"/>
      <style:text-properties fo:font-weight="normal"/>
    </style:style>
    <style:style style:name="P22" style:family="paragraph" style:parent-style-name="Text_20_body">
      <style:paragraph-properties fo:margin-top="0in" fo:margin-bottom="0.0417in"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23" style:family="paragraph" style:parent-style-name="Text_20_body" style:master-page-name="First_20_Page">
      <style:paragraph-properties fo:text-align="center" style:justify-single-word="false" style:page-number="auto"/>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style>
    <style:style style:name="P24" style:family="paragraph" style:parent-style-name="Text_20_body" style:list-style-name="L2">
      <style:text-properties style:font-name="Liberation Serif" fo:font-size="11pt" style:font-size-asian="11pt" style:font-size-complex="11pt"/>
    </style:style>
    <style:style style:name="P25" style:family="paragraph" style:parent-style-name="Text_20_body" style:list-style-name="L2">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2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a4e42" style:text-blinking="false" fo:background-color="transparent" style:font-size-asian="11pt" style:font-size-complex="11pt"/>
    </style:style>
    <style:style style:name="P2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8"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29"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1a6a61" style:text-blinking="false" fo:background-color="transparent" style:font-size-asian="11pt" style:font-size-complex="11pt"/>
    </style:style>
    <style:style style:name="P30"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6fb92" style:text-blinking="false" fo:background-color="transparent" style:font-size-asian="11pt" style:font-size-complex="11pt"/>
    </style:style>
    <style:style style:name="P3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9c11d" style:text-blinking="false" fo:background-color="transparent" style:font-size-asian="11pt" style:font-size-complex="11pt"/>
    </style:style>
    <style:style style:name="P32"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3"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4"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5"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6"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37"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38" style:family="paragraph" style:parent-style-name="Text_20_body" style:list-style-name="L9">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39" style:family="paragraph" style:parent-style-name="Text_20_body" style:list-style-name="L1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0" style:family="paragraph" style:parent-style-name="Text_20_body" style:list-style-name="L1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ae6a0" style:text-blinking="false" fo:background-color="transparent" style:font-size-asian="11pt" style:font-size-complex="11pt"/>
    </style:style>
    <style:style style:name="P4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0a4e42" officeooo:paragraph-rsid="000a4e42" style:text-blinking="false" fo:background-color="transparent" style:font-size-asian="11pt" style:font-size-complex="11pt"/>
    </style:style>
    <style:style style:name="P42" style:family="paragraph" style:parent-style-name="Text_20_body" style:list-style-name="L10">
      <loext:graphic-properties draw:fill="none" draw:fill-color="#ffffff"/>
      <style:paragraph-properties fo:margin-top="0in" fo:margin-bottom="0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3" style:family="paragraph" style:parent-style-name="Text_20_body" style:list-style-name="L10">
      <loext:graphic-properties draw:fill="none" draw:fill-color="#ffffff"/>
      <style:paragraph-properties fo:margin-top="0in" fo:margin-bottom="0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a4e42" style:text-blinking="false" fo:background-color="transparent"/>
    </style:style>
    <style:style style:name="P44" style:family="paragraph" style:parent-style-name="Text_20_body" style:list-style-name="L10">
      <loext:graphic-properties draw:fill="none" draw:fill-color="#ffffff"/>
      <style:paragraph-properties fo:margin-top="0in" fo:margin-bottom="0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4895e" style:text-blinking="false" fo:background-color="transparent"/>
    </style:style>
    <style:style style:name="P45"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6" style:family="paragraph" style:parent-style-name="Text_20_body" style:list-style-name="L1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7" style:family="paragraph" style:parent-style-name="Text_20_body" style:list-style-name="L1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0ae6a0" officeooo:paragraph-rsid="000ae6a0" style:text-blinking="false" fo:background-color="transparent"/>
    </style:style>
    <style:style style:name="P48" style:family="paragraph" style:parent-style-name="Text_20_body" style:list-style-name="L9">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246eb5" officeooo:paragraph-rsid="00246eb5" style:text-blinking="false" fo:background-color="#fff200" style:font-size-asian="11pt" style:font-size-complex="11pt"/>
    </style:style>
    <style:style style:name="P49" style:family="paragraph" style:parent-style-name="Text_20_body" style:list-style-name="L9">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246eb5" officeooo:paragraph-rsid="002d9421" style:text-blinking="false" fo:background-color="#fff200" style:font-size-asian="11pt" style:font-size-complex="11pt"/>
    </style:style>
    <style:style style:name="P50" style:family="paragraph" style:parent-style-name="Text_20_body" style:list-style-name="L10">
      <loext:graphic-properties draw:fill="none" draw:fill-color="#ffffff"/>
      <style:paragraph-properties fo:margin-top="0in" fo:margin-bottom="0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Liberation Serif" fo:font-size="11pt" fo:language="lt" fo:country="LT" fo:font-style="normal" style:text-underline-style="none" fo:font-weight="normal" officeooo:rsid="0024895e" officeooo:paragraph-rsid="0024895e" style:text-blinking="false" fo:background-color="transparent"/>
    </style:style>
    <style:style style:name="P51"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language="lt" fo:country="LT" fo:font-style="normal" style:text-underline-style="none" fo:font-weight="normal" officeooo:rsid="0024895e" officeooo:paragraph-rsid="0024895e" style:text-blinking="false" fo:background-color="#fff200" style:font-size-asian="11pt" style:font-size-complex="11pt"/>
    </style:style>
    <style:style style:name="P52"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language="lt" fo:country="LT" fo:font-style="normal" style:text-underline-style="none" fo:font-weight="normal" officeooo:rsid="00280da3" officeooo:paragraph-rsid="00280da3" style:text-blinking="false" fo:background-color="#fff200" style:font-size-asian="11pt" style:font-size-complex="11pt"/>
    </style:style>
    <style:style style:name="P53"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solid" style:text-line-through-type="single" style:font-name="Liberation Serif" fo:font-size="11pt" fo:font-style="normal" style:text-underline-style="none" fo:font-weight="normal" officeooo:paragraph-rsid="000b3809" style:text-blinking="false" fo:background-color="transparent" style:font-size-asian="11pt" style:font-size-complex="11pt"/>
    </style:style>
    <style:style style:name="P54"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solid" style:text-line-through-type="single" style:font-name="Liberation Serif" fo:font-size="11pt" fo:font-style="normal" style:text-underline-style="none" fo:font-weight="normal" style:text-blinking="false" fo:background-color="transparent" style:font-size-asian="11pt" style:font-size-complex="11pt"/>
    </style:style>
    <style:style style:name="P55" style:family="paragraph" style:parent-style-name="Text_20_body">
      <loext:graphic-properties draw:fill="none" draw:fill-color="#ffffff"/>
      <style:paragraph-properties fo:margin-top="0in" fo:margin-bottom="0in" loext:contextual-spacing="false" fo:line-height="129%" fo:text-align="justify" style:justify-single-word="false" fo:background-color="transparent" style:writing-mode="lr-tb"/>
      <style:text-properties fo:font-variant="normal" fo:text-transform="none" fo:color="#000000" style:text-line-through-style="solid" style:text-line-through-type="single" style:font-name="Liberation Serif" fo:font-size="11pt" fo:font-style="normal" style:text-underline-style="none" fo:font-weight="normal" officeooo:paragraph-rsid="0024895e" style:text-blinking="false" fo:background-color="transparent"/>
    </style:style>
    <style:style style:name="P5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style:text-line-through-style="solid" style:text-line-through-type="single" style:font-name="Liberation Serif" fo:font-size="11pt" officeooo:paragraph-rsid="000b3809" style:font-size-asian="11pt" style:font-size-complex="11pt"/>
    </style:style>
    <style:style style:name="P57" style:family="paragraph" style:parent-style-name="Text_20_body" style:list-style-name="L7">
      <loext:graphic-properties draw:fill="none" draw:fill-color="#ffffff"/>
      <style:paragraph-properties fo:margin-top="0in" fo:margin-bottom="0in" loext:contextual-spacing="false" fo:line-height="138%" fo:break-before="pag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58" style:family="paragraph" style:parent-style-name="Text_20_body" style:list-style-name="L2">
      <style:paragraph-properties fo:break-before="page"/>
      <style:text-properties style:font-name="Liberation Serif" fo:font-size="11pt" style:font-size-asian="11pt" style:font-size-complex="11pt"/>
    </style:style>
    <style:style style:name="P59" style:family="paragraph" style:parent-style-name="Text_20_body">
      <style:paragraph-properties fo:margin-left="0.5in" fo:margin-right="0in" fo:margin-top="0in" fo:margin-bottom="0in" loext:contextual-spacing="false" fo:line-height="129%" fo:text-align="justify" style:justify-single-word="false"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0" style:family="paragraph" style:parent-style-name="Text_20_body">
      <style:paragraph-properties fo:margin-left="0.5in" fo:margin-right="0in" fo:margin-top="0in" fo:margin-bottom="0in" loext:contextual-spacing="false" fo:line-height="129%" fo:text-align="justify" style:justify-single-word="false" fo:text-indent="0in" style:auto-text-indent="false" style:writing-mode="lr-tb"/>
      <style:text-properties fo:font-variant="normal" fo:text-transform="none" fo:color="#000000" style:text-line-through-style="none" style:text-line-through-type="none" style:font-name="Liberation Serif" fo:font-size="11pt" fo:language="lt" fo:country="LT" fo:font-style="normal" style:text-underline-style="none" fo:font-weight="normal" officeooo:rsid="0024895e" officeooo:paragraph-rsid="0024895e" style:text-blinking="false" fo:background-color="#fff200"/>
    </style:style>
    <style:style style:name="P61" style:family="paragraph" style:parent-style-name="Heading_20_2" style:list-style-name="L1"/>
    <style:style style:name="P62" style:family="paragraph" style:parent-style-name="Heading_20_2" style:list-style-name="L2"/>
    <style:style style:name="P63" style:family="paragraph" style:parent-style-name="Heading_20_2" style:list-style-name="L2">
      <style:text-properties officeooo:paragraph-rsid="000d026a"/>
    </style:style>
    <style:style style:name="P64" style:family="paragraph" style:parent-style-name="Heading_20_2" style:list-style-name="L2">
      <style:text-properties officeooo:paragraph-rsid="000b3809"/>
    </style:style>
    <style:style style:name="P65" style:family="paragraph" style:parent-style-name="Heading_20_2" style:list-style-name="L11"/>
    <style:style style:name="P66" style:family="paragraph" style:parent-style-name="Heading_20_2" style:list-style-name="L13">
      <style:text-properties officeooo:paragraph-rsid="001c5590"/>
    </style:style>
    <style:style style:name="P67" style:family="paragraph" style:parent-style-name="Heading_20_2">
      <style:text-properties officeooo:paragraph-rsid="002c8355"/>
    </style:style>
    <style:style style:name="P68" style:family="paragraph" style:parent-style-name="Heading_20_2" style:list-style-name="L13">
      <style:paragraph-properties fo:break-before="page"/>
      <style:text-properties officeooo:paragraph-rsid="001c5590"/>
    </style:style>
    <style:style style:name="P69" style:family="paragraph" style:parent-style-name="Table_20_Contents">
      <style:text-properties fo:language="en" fo:country="US" officeooo:rsid="0030229c" officeooo:paragraph-rsid="0030229c" fo:background-color="#fff200"/>
    </style:style>
    <style:style style:name="P70" style:family="paragraph" style:parent-style-name="Table_20_Contents">
      <style:text-properties fo:language="en" fo:country="US" officeooo:rsid="002d9421" officeooo:paragraph-rsid="002d9421" fo:background-color="#fff200"/>
    </style:style>
    <style:style style:name="P71" style:family="paragraph" style:parent-style-name="Table_20_Contents">
      <style:text-properties fo:language="lt" fo:country="LT" officeooo:rsid="001c5590" officeooo:paragraph-rsid="001c5590"/>
    </style:style>
    <style:style style:name="P72" style:family="paragraph" style:parent-style-name="Table_20_Contents">
      <style:text-properties fo:language="lt" fo:country="LT" officeooo:rsid="0029c11d" officeooo:paragraph-rsid="0029c11d" fo:background-color="#fff200"/>
    </style:style>
    <style:style style:name="P73" style:family="paragraph" style:parent-style-name="Table_20_Contents">
      <style:text-properties fo:language="lt" fo:country="LT" officeooo:rsid="0029c11d" officeooo:paragraph-rsid="002a8b92" fo:background-color="#fff200"/>
    </style:style>
    <style:style style:name="P74" style:family="paragraph" style:parent-style-name="Table_20_Contents">
      <style:text-properties fo:language="lt" fo:country="LT" officeooo:rsid="0029c11d" officeooo:paragraph-rsid="002ae307" fo:background-color="#fff200"/>
    </style:style>
    <style:style style:name="P75" style:family="paragraph" style:parent-style-name="Table_20_Contents">
      <style:text-properties fo:language="lt" fo:country="LT" officeooo:rsid="0025cd35" officeooo:paragraph-rsid="002d9421" fo:background-color="#fff200"/>
    </style:style>
    <style:style style:name="P76" style:family="paragraph" style:parent-style-name="Table_20_Contents">
      <style:text-properties fo:language="lt" fo:country="LT" officeooo:rsid="0025cd35" officeooo:paragraph-rsid="0025cd35" fo:background-color="#fff200"/>
    </style:style>
    <style:style style:name="P77" style:family="paragraph" style:parent-style-name="Table_20_Contents">
      <style:text-properties fo:language="lt" fo:country="LT" officeooo:rsid="0030229c" officeooo:paragraph-rsid="0030229c" fo:background-color="#fff200"/>
    </style:style>
    <style:style style:name="P78" style:family="paragraph" style:parent-style-name="Table_20_Contents">
      <style:text-properties fo:language="lt" fo:country="LT" officeooo:rsid="00280da3" officeooo:paragraph-rsid="00280da3" fo:background-color="#fff200"/>
    </style:style>
    <style:style style:name="P79" style:family="paragraph" style:parent-style-name="Table_20_Contents">
      <style:text-properties officeooo:paragraph-rsid="00121e04"/>
    </style:style>
    <style:style style:name="P80" style:family="paragraph" style:parent-style-name="Table_20_Contents">
      <style:text-properties officeooo:rsid="00121e04" officeooo:paragraph-rsid="00121e04"/>
    </style:style>
    <style:style style:name="P81" style:family="paragraph" style:parent-style-name="Table_20_Contents">
      <style:text-properties officeooo:paragraph-rsid="002010d9" fo:background-color="#fff200"/>
    </style:style>
    <style:style style:name="P82" style:family="paragraph" style:parent-style-name="Table_20_Contents">
      <style:text-properties officeooo:paragraph-rsid="0029c11d" fo:background-color="#fff200"/>
    </style:style>
    <style:style style:name="P83" style:family="paragraph" style:parent-style-name="Heading_20_1" style:list-style-name="L11">
      <style:text-properties fo:font-size="11pt" style:font-size-asian="11pt" style:font-size-complex="11pt"/>
    </style:style>
    <style:style style:name="P84" style:family="paragraph" style:parent-style-name="Standard">
      <style:text-properties officeooo:paragraph-rsid="00121e04"/>
    </style:style>
    <style:style style:name="T1" style:family="text">
      <style:text-properties fo:font-variant="normal" fo:text-transform="none" fo:color="#000000" style:text-line-through-style="none" style:text-line-through-type="none" style:font-name="Arial" fo:font-size="14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4pt" fo:font-style="italic"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fo:font-style="normal" style:text-underline-style="none" fo:font-weight="normal" style:text-blinking="false" fo:background-color="transparent" loext:char-shading-value="0"/>
    </style:style>
    <style:style style:name="T5" style:family="text">
      <style:text-properties fo:font-variant="normal" fo:text-transform="none" fo:color="#000000" fo:font-style="normal" style:text-underline-style="none" fo:font-weight="normal" officeooo:rsid="000a4e42" style:text-blinking="false" fo:background-color="transparent" loext:char-shading-value="0"/>
    </style:style>
    <style:style style:name="T6" style:family="text">
      <style:text-properties officeooo:rsid="000ae6a0"/>
    </style:style>
    <style:style style:name="T7" style:family="text">
      <style:text-properties fo:font-size="11pt" style:font-size-asian="11pt" style:font-size-complex="11pt"/>
    </style:style>
    <style:style style:name="T8" style:family="text">
      <style:text-properties officeooo:rsid="00164ec4"/>
    </style:style>
    <style:style style:name="T9" style:family="text">
      <style:text-properties fo:language="lt" fo:country="LT"/>
    </style:style>
    <style:style style:name="T10" style:family="text">
      <style:text-properties fo:language="lt" fo:country="LT" officeooo:rsid="00164ec4"/>
    </style:style>
    <style:style style:name="T11" style:family="text">
      <style:text-properties fo:language="lt" fo:country="LT" officeooo:rsid="00188b84"/>
    </style:style>
    <style:style style:name="T12" style:family="text">
      <style:text-properties fo:language="lt" fo:country="LT" officeooo:rsid="001a6a61"/>
    </style:style>
    <style:style style:name="T13" style:family="text">
      <style:text-properties fo:language="lt" fo:country="LT" officeooo:rsid="0024895e"/>
    </style:style>
    <style:style style:name="T14" style:family="text">
      <style:text-properties fo:language="lt" fo:country="LT" officeooo:rsid="0024895e" fo:background-color="#fff200" loext:char-shading-value="0"/>
    </style:style>
    <style:style style:name="T15" style:family="text">
      <style:text-properties fo:language="lt" fo:country="LT" officeooo:rsid="0025cd35" fo:background-color="#fff200" loext:char-shading-value="0"/>
    </style:style>
    <style:style style:name="T16" style:family="text">
      <style:text-properties fo:language="lt" fo:country="LT" officeooo:rsid="0026fb92" fo:background-color="#fff200" loext:char-shading-value="0"/>
    </style:style>
    <style:style style:name="T17" style:family="text">
      <style:text-properties fo:language="lt" fo:country="LT" officeooo:rsid="0029c11d" fo:background-color="#fff200" loext:char-shading-value="0"/>
    </style:style>
    <style:style style:name="T18" style:family="text">
      <style:text-properties fo:language="lt" fo:country="LT" officeooo:rsid="00280da3" fo:background-color="#fff200" loext:char-shading-value="0"/>
    </style:style>
    <style:style style:name="T19" style:family="text">
      <style:text-properties fo:language="lt" fo:country="LT" officeooo:rsid="00280da3" fo:background-color="#fff200" loext:char-shading-value="0"/>
    </style:style>
    <style:style style:name="T20" style:family="text">
      <style:text-properties fo:language="lt" fo:country="LT" officeooo:rsid="0026fb92"/>
    </style:style>
    <style:style style:name="T21" style:family="text">
      <style:text-properties fo:language="lt" fo:country="LT" officeooo:rsid="00280da3"/>
    </style:style>
    <style:style style:name="T22" style:family="text">
      <style:text-properties fo:language="lt" fo:country="LT" officeooo:rsid="0029c11d"/>
    </style:style>
    <style:style style:name="T23" style:family="text">
      <style:text-properties fo:language="lt" fo:country="LT" officeooo:rsid="002d9421"/>
    </style:style>
    <style:style style:name="T24" style:family="text">
      <style:text-properties officeooo:rsid="001a6a61"/>
    </style:style>
    <style:style style:name="T25" style:family="text">
      <style:text-properties fo:language="en" fo:country="US" officeooo:rsid="0021584e"/>
    </style:style>
    <style:style style:name="T26" style:family="text">
      <style:text-properties fo:language="en" fo:country="US" officeooo:rsid="00280da3"/>
    </style:style>
    <style:style style:name="T27" style:family="text">
      <style:text-properties fo:language="en" fo:country="US" officeooo:rsid="002d9421"/>
    </style:style>
    <style:style style:name="T28" style:family="text">
      <style:text-properties fo:language="en" fo:country="US" officeooo:rsid="002d9421" fo:background-color="#fff200" loext:char-shading-value="0"/>
    </style:style>
    <style:style style:name="T29" style:family="text">
      <style:text-properties fo:language="en" fo:country="US" officeooo:rsid="002d9421" fo:background-color="#fff200" loext:char-shading-value="0"/>
    </style:style>
    <style:style style:name="T30" style:family="text">
      <style:text-properties officeooo:rsid="00223c9d"/>
    </style:style>
    <style:style style:name="T31" style:family="text">
      <style:text-properties style:text-line-through-style="solid" style:text-line-through-type="single"/>
    </style:style>
    <style:style style:name="T32" style:family="text">
      <style:text-properties style:text-line-through-style="none" style:text-line-through-type="none"/>
    </style:style>
    <style:style style:name="T33" style:family="text">
      <style:text-properties fo:background-color="#fff200" loext:char-shading-value="0"/>
    </style:style>
    <style:style style:name="T34" style:family="text">
      <style:text-properties officeooo:rsid="0025cd35"/>
    </style:style>
    <style:style style:name="T35" style:family="text">
      <style:text-properties officeooo:rsid="00121e0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 style:num-format="A"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docs-internal-guid-98e9d21f-cad3-9662-7da9-cd6720df94bc"/>Vilniaus Universitetas</text:p>
      <text:p text:style-name="P22">Matematikos ir Informatikos fakultetas</text:p>
      <text:p text:style-name="P22">Informatikos katedra</text:p>
      <text:p text:style-name="P3"><text:line-break/><text:line-break/><text:line-break/><text:line-break/><text:line-break/></text:p>
      <text:p text:style-name="P18">Reikalavimų specifikacija</text:p>
      <text:p text:style-name="P19">Kilimėlių keitimo valdymo sistema</text:p>
      <text:p text:style-name="Text_20_body"/>
      <text:p text:style-name="P21"><text:span text:style-name="T1">Komanda </text:span><text:span text:style-name="T2">Lindows:</text:span></text:p>
      <text:p text:style-name="P20">Laimonas Beniušis<text:line-break/>Mindaugas Narbutis<text:line-break/>Justinas Stankevičius<text:line-break/>Juozas Valančius<text:line-break/>Karolis Žukauskas</text:p>
      <text:p text:style-name="Standard"/>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urinys</text:p>
          </text:index-title>
          <text:p text:style-name="P16"><text:a xlink:type="simple" xlink:href="#__RefHeading___Toc160_1660740981" text:style-name="Index_20_Link" text:visited-style-name="Index_20_Link">Funkciniai reikalavimai<text:tab/>3</text:a></text:p>
          <text:p text:style-name="P14"><text:a xlink:type="simple" xlink:href="#__RefHeading___Toc177_1660740981" text:style-name="Index_20_Link" text:visited-style-name="Index_20_Link">A. Web sistema, vartotojų administravimas<text:tab/>3</text:a></text:p>
          <text:p text:style-name="P14"><text:a xlink:type="simple" xlink:href="#__RefHeading___Toc179_1660740981" text:style-name="Index_20_Link" text:visited-style-name="Index_20_Link">B. Web sistema, maršrutų peržiūra<text:tab/>4</text:a></text:p>
          <text:p text:style-name="P14"><text:a xlink:type="simple" xlink:href="#__RefHeading___Toc300_3804501137" text:style-name="Index_20_Link" text:visited-style-name="Index_20_Link">C. Web sistema, maršrutų sudarymas ir palyginimas<text:tab/>5</text:a></text:p>
          <text:p text:style-name="P14"><text:a xlink:type="simple" xlink:href="#__RefHeading___Toc302_3804501137" text:style-name="Index_20_Link" text:visited-style-name="Index_20_Link">D. Web sistema, informacijos valdymas<text:tab/>7</text:a></text:p>
          <text:p text:style-name="P14"><text:a xlink:type="simple" xlink:href="#__RefHeading___Toc172_1660740981" text:style-name="Index_20_Link" text:visited-style-name="Index_20_Link">E. <text:s/>Mobilioji programėlė<text:tab/>8</text:a></text:p>
          <text:p text:style-name="P16"><text:a xlink:type="simple" xlink:href="#__RefHeading___Toc174_1660740981" text:style-name="Index_20_Link" text:visited-style-name="Index_20_Link">Nefunkciniai reikalavimai<text:tab/>9</text:a></text:p>
          <text:p text:style-name="P16"><text:a xlink:type="simple" xlink:href="#__RefHeading___Toc1251_3804501137" text:style-name="Index_20_Link" text:visited-style-name="Index_20_Link">Reikalavimų atsekamumo lentelė<text:tab/>9</text:a></text:p>
          <text:p text:style-name="P14"><text:a xlink:type="simple" xlink:href="#__RefHeading___Toc1253_3804501137" text:style-name="Index_20_Link" text:visited-style-name="Index_20_Link">1. Privalomas funkcionalumas<text:tab/>9</text:a></text:p>
          <text:p text:style-name="P14"><text:a xlink:type="simple" xlink:href="#__RefHeading___Toc1255_3804501137" text:style-name="Index_20_Link" text:visited-style-name="Index_20_Link">2. Pageidautini išplėtimai<text:tab/>10</text:a></text:p>
        </text:index-body>
      </text:table-of-content>
      <text:p text:style-name="Standard"/>
      <text:h text:style-name="P8" text:outline-level="1"><text:bookmark text:name="docs-internal-guid-56e7426c-cab3-6155-3852-bef7b9fb6041"/><text:bookmark-start text:name="__RefHeading___Toc160_1660740981"/>Funkciniai reikalavimai<text:bookmark-end text:name="__RefHeading___Toc160_1660740981"/></text:h>
      <text:list xml:id="list3687406274" text:style-name="L1">
        <text:list-item>
          <text:list>
            <text:list-item>
              <text:h text:style-name="P61" text:outline-level="2"><text:bookmark-start text:name="__RefHeading___Toc177_1660740981"/>Web sistema, vartotojų administravimas<text:bookmark-end text:name="__RefHeading___Toc177_1660740981"/></text:h>
            </text:list-item>
          </text:list>
        </text:list-item>
      </text:list>
      <text:list xml:id="list1795611838" text:style-name="L2">
        <text:list-item>
          <text:list>
            <text:list-item>
              <text:p text:style-name="P26">Sistema, prisijungusiam vadybininkui (vartotojui, su role “Vadybininkas”), turi leisti :</text:p>
              <text:list>
                <text:list-item>
                  <text:p text:style-name="P26">Pridėti naują sistemos vartotoją su šiais atributais: vardas, pavardė, darbuotojo numeris, rolė (vadybininkas arba vairuotojas), statusas (aktyvus/galintis prisijungti arba neaktyvus/negalintis prisijungti)</text:p>
                </text:list-item>
                <text:list-item>
                  <text:p text:style-name="P26">Peržiūrėti esamų sistemos vartotojų sąrašą: vardas, pavardė, rolė, statusas, sukūrimo data, paskutinio aktyvumo sistemoje data</text:p>
                </text:list-item>
                <text:list-item>
                  <text:p text:style-name="P26">Redaguoti bet kurį sistemos vartotoją, pakeičiant jo vardą, pavardę, darbuotojo numerį ar rolę</text:p>
                </text:list-item>
                <text:list-item>
                  <text:p text:style-name="P26">Deaktyvuoti bet kurį sistemos vartotoją (atimti vartotojui prisijungimo teisę)</text:p>
                </text:list-item>
                <text:list-item>
                  <text:p text:style-name="P26">Aktyvuoti bet kurį sistemos vartotoją (suteikti vartotojui prisijungimo teisę)</text:p>
                </text:list-item>
                <text:list-item>
                  <text:p text:style-name="P26">Ištrinti bet kurį sistemos vartotoją <text:span text:style-name="T16">(išskyrus save)</text:span></text:p>
                </text:list-item>
                <text:list-item>
                  <text:p text:style-name="P26">Bet kuriam vartotojui sukurti naują, automatiškai sugeneruotą slaptažodį</text:p>
                </text:list-item>
              </text:list>
            </text:list-item>
            <text:list-item>
              <text:p text:style-name="P26">Sistema, prisijungusiam vartotojui turi leisti:</text:p>
              <text:list>
                <text:list-item>
                  <text:p text:style-name="P26">Pasikeisti slaptažodį</text:p>
                </text:list-item>
                <text:list-item>
                  <text:p text:style-name="P41">Atsijungti</text:p>
                </text:list-item>
              </text:list>
            </text:list-item>
            <text:list-item>
              <text:p text:style-name="P41">Sistema, betkokiam vartotojui turi leist:</text:p>
              <text:list>
                <text:list-item>
                  <text:p text:style-name="P24">Prisijungti</text:p>
                  <text:p text:style-name="P58"/>
                </text:list-item>
              </text:list>
            </text:list-item>
          </text:list>
        </text:list-item>
        <text:list-item>
          <text:h text:style-name="P62" text:outline-level="2"><text:bookmark-start text:name="__RefHeading___Toc179_1660740981"/><text:bookmark text:name="docs-internal-guid-679ad57d-cab4-08b0-0702-026f7423b746"/>Web sistema, maršrutų peržiūra<text:bookmark-end text:name="__RefHeading___Toc179_1660740981"/></text:h>
          <text:list>
            <text:list-item>
              <text:p text:style-name="P27">Sistema, prisijungusiam vartotojui su role „Vadybininkas“, turi leisti:</text:p>
              <text:list>
                <text:list-item>
                  <text:p text:style-name="P27">Peržiūrėti vairuotojų sąrašą</text:p>
                </text:list-item>
                <text:list-item>
                  <text:p text:style-name="P27">Filtruoti ir rūšiuoti vairuotojų sąrašą pagal:</text:p>
                </text:list-item>
              </text:list>
            </text:list-item>
          </text:list>
        </text:list-item>
      </text:list>
      <text:list xml:id="list1909562520" text:style-name="L3">
        <text:list-item>
          <text:list>
            <text:list-item>
              <text:list>
                <text:list-item>
                  <text:list>
                    <text:list-item>
                      <text:p text:style-name="P32">Vairuotojo vardą, pavardę, darbo numerį</text:p>
                    </text:list-item>
                  </text:list>
                </text:list-item>
              </text:list>
            </text:list-item>
          </text:list>
        </text:list-item>
      </text:list>
      <text:list xml:id="list193747081112993" text:continue-list="list1795611838" text:style-name="L2">
        <text:list-item>
          <text:list>
            <text:list-item>
              <text:list>
                <text:list-item>
                  <text:p text:style-name="P27">Pasirinkti vairuotoją</text:p>
                </text:list-item>
              </text:list>
            </text:list-item>
            <text:list-item>
              <text:p text:style-name="P27">Sistema, Prisijungusiam vartotojui su role „Vairuotojas“, arba vartotojui role „Vadybininkas“ pasirinkusiam <text:span text:style-name="T8">vairuotoj</text:span><text:span text:style-name="T10">ą</text:span>, turi leisti:</text:p>
              <text:list>
                <text:list-item>
                  <text:p text:style-name="P27">Peržiūrėti sugeneruotų maršrutų sąrašą</text:p>
                </text:list-item>
                <text:list-item>
                  <text:p text:style-name="P54">Grupuoti maršrutus pagal datą</text:p>
                </text:list-item>
                <text:list-item>
                  <text:p text:style-name="P27">Filtruoti ir rūšiuoti sugeneruotus maršrutus pagal:</text:p>
                </text:list-item>
              </text:list>
            </text:list-item>
          </text:list>
        </text:list-item>
      </text:list>
      <text:list xml:id="list1632005128" text:style-name="L4">
        <text:list-item>
          <text:list>
            <text:list-item>
              <text:list>
                <text:list-item>
                  <text:list>
                    <text:list-item>
                      <text:p text:style-name="P33"><text:span text:style-name="T6">A</text:span>tstumą, <text:span text:style-name="T31">tikėtiną trukmę, </text:span>kilimėlių siuntos dydį, sustojimų (skirtingų adresų) kiekį, biurų kiekį.</text:p>
                    </text:list-item>
                    <text:list-item>
                      <text:p text:style-name="P34">Filtrai gali būti „daugiau lygu“ arba „mažiau lygu“ su atitinkamo tipo įvedim<text:span text:style-name="T20">o</text:span> laukeliu (sveikas skaičius, teigiamas realus skaičius, data)</text:p>
                    </text:list-item>
                  </text:list>
                </text:list-item>
              </text:list>
            </text:list-item>
          </text:list>
        </text:list-item>
      </text:list>
      <text:list xml:id="list193747914081358" text:continue-list="list193747081112993" text:style-name="L2">
        <text:list-item>
          <text:list>
            <text:list-item>
              <text:list>
                <text:list-item>
                  <text:p text:style-name="P27">Pasirinkus maršrutą, jį peržiūrėti 2 būdais:</text:p>
                  <text:list>
                    <text:list-item>
                      <text:p text:style-name="P27">Grafinis maršruto atvaizdavimas naudojant Google Maps API</text:p>
                    </text:list-item>
                    <text:list-item>
                      <text:p text:style-name="P27">Sunumeruota sustojimų lentelė su detalia informacija:</text:p>
                    </text:list-item>
                  </text:list>
                </text:list-item>
              </text:list>
            </text:list-item>
          </text:list>
        </text:list-item>
      </text:list>
      <text:list xml:id="list2154337014" text:style-name="L5">
        <text:list-item>
          <text:list>
            <text:list-item>
              <text:list>
                <text:list-item>
                  <text:list>
                    <text:list-item>
                      <text:list>
                        <text:list-item>
                          <text:p text:style-name="P35">Biuro ID</text:p>
                        </text:list-item>
                        <text:list-item>
                          <text:p text:style-name="P35">Pastabos</text:p>
                        </text:list-item>
                        <text:list-item>
                          <text:p text:style-name="P35">Paprasti kilimėliai: kiekis</text:p>
                        </text:list-item>
                        <text:list-item>
                          <text:p text:style-name="P35">Pagerinti kilimėliai: kiekis</text:p>
                        </text:list-item>
                      </text:list>
                    </text:list-item>
                  </text:list>
                </text:list-item>
              </text:list>
            </text:list-item>
          </text:list>
        </text:list-item>
      </text:list>
      <text:list xml:id="list193747645207918" text:continue-list="list193747914081358" text:style-name="L2">
        <text:list-item>
          <text:list>
            <text:list-item>
              <text:list>
                <text:list-item>
                  <text:p text:style-name="P27">Rodyti maršruto atstumą, <text:span text:style-name="T31">tikėtiną trukmę,</text:span> <text:span text:style-name="T11">kainą</text:span></text:p>
                </text:list-item>
                <text:list-item>
                  <text:p text:style-name="P27">Jeigu vartotojas turi rolę “Vadybininkas”, turi leisti įrašyti pastabas, prie sustojimų lentelės pasirinkto biuro įrašo</text:p>
                </text:list-item>
              </text:list>
            </text:list-item>
          </text:list>
        </text:list-item>
      </text:list>
      <text:p text:style-name="P2"/>
      <text:p text:style-name="P5"/>
      <text:list xml:id="list193749011673106" text:continue-numbering="true" text:style-name="L2">
        <text:list-item>
          <text:h text:style-name="P63" text:outline-level="2"><text:bookmark-start text:name="__RefHeading___Toc300_3804501137"/>Web sistema, maršrutų sudarymas ir palyginimas<text:bookmark-end text:name="__RefHeading___Toc300_3804501137"/></text:h>
        </text:list-item>
      </text:list>
      <text:p text:style-name="Text_20_body"><text:bookmark-start text:name="__RefHeading___Toc304_3804501137"/><text:span text:style-name="T3"><text:tab/></text:span><text:span text:style-name="T7">Sistema turi:</text:span><text:bookmark-end text:name="__RefHeading___Toc304_3804501137"/></text:p>
      <text:list xml:id="list193747515520214" text:continue-numbering="true" text:style-name="L2">
        <text:list-item>
          <text:list>
            <text:list-item>
              <text:p text:style-name="P56"><text:span text:style-name="T4">Prisijungusiam vadybininkui leisti pasirinkti </text:span><text:span text:style-name="T5">generavimo </text:span><text:span text:style-name="T4">algoritmą (pilnas perrinkimas arba euristinis) </text:span></text:p>
            </text:list-item>
            <text:list-item>
              <text:p text:style-name="P28">Prisijungusiam vadybininkui leisti priimti įvedimo parametrus:</text:p>
            </text:list-item>
          </text:list>
        </text:list-item>
      </text:list>
      <text:list xml:id="list2598272500" text:style-name="L6">
        <text:list-item>
          <text:list>
            <text:list-item>
              <text:list>
                <text:list-item>
                  <text:p text:style-name="P36">Resursus (vairuotojų skaičius, automobilių pagal tipą kiekiai, paprastų ir pagerintų kilimėlių skaičius, vieno nuvažiuoto kilometro kaina)</text:p>
                </text:list-item>
                <text:list-item>
                  <text:p text:style-name="P36">laiko <text:span text:style-name="T31">intervalas</text:span> <text:span text:style-name="T14">periodas</text:span><text:span text:style-name="T13"> </text:span><text:span text:style-name="T9">dienos</text:span> tikslumu</text:p>
                </text:list-item>
                <text:list-item>
                  <text:p text:style-name="P36">Sustojimų parametrus (biurai, su užsakymo informacija (adresas, kilimėlių skaičius, dažnumas), <text:s/>lentelė, su redaguojamais laukais ir galimybe pažymėti varnelę, jeigu biuras <text:span text:style-name="T14">nėra</text:span><text:span text:style-name="T13"> </text:span>įtraukiamas į generavimą)</text:p>
                </text:list-item>
              </text:list>
            </text:list-item>
          </text:list>
        </text:list-item>
      </text:list>
      <text:list xml:id="list193748128238602" text:continue-list="list193747515520214" text:style-name="L2">
        <text:list-item>
          <text:list>
            <text:list-item>
              <text:p text:style-name="P29">Prisijungusiam vadybininkui leisti <text:span text:style-name="T24">daryti generacij</text:span><text:span text:style-name="T12">ų užklausas</text:span> </text:p>
            </text:list-item>
            <text:list-item>
              <text:p text:style-name="P30">Sudarydama maršrutų sekas atsižvelgti į:</text:p>
              <text:list>
                <text:list-item>
                  <text:p text:style-name="P30">Resursų trūkumą. Tokiu atveju turi būti parodomas informatyvus klaidos pranešima<text:span text:style-name="T20">s</text:span>.</text:p>
                </text:list-item>
                <text:list-item>
                  <text:p text:style-name="P30">Nuvažiuoto atstumo minimizavimą, resursų (vairuotojų, kilimėlių, automobilių) išnaudojimo maksimizavimą</text:p>
                </text:list-item>
                <text:list-item>
                  <text:p text:style-name="P30">Biurų aplankymo ypatumus:</text:p>
                  <text:list>
                    <text:list-item>
                      <text:p text:style-name="P30">jei keitimo dažnumas yra vienas kartas per dieną - <text:s/><text:span text:style-name="T17">gali būti naudojamas pagerintas kilimėlis, tada kitą dieną keitimo nereikia vykdyti.</text:span><text:span text:style-name="T22"> </text:span><text:span text:style-name="T31">keitimas turi vykti praėjus apytiksliai 24 (± 3 val.) valandoms po praėjusio keitimo (pvz., pirmadienį - 12:00 val., antradienį - 9:00-15:00 val.)</text:span></text:p>
                    </text:list-item>
                    <text:list-item>
                      <text:p text:style-name="P31">jei keitimo dažnumas yra du kartai per dieną – <text:span text:style-name="T17">gali būti naudojamas pagerintas kilimėlis, tada popietinio keitimo nereikia vykdyti.</text:span><text:span text:style-name="T31">tarp keitimų turi būti adekvatus laiko tarpas (4-12 val.)</text:span> </text:p>
                    </text:list-item>
                  </text:list>
                </text:list-item>
                <text:list-item>
                  <text:p text:style-name="P31"><text:span text:style-name="T17">M</text:span><text:span text:style-name="T14">aršrutai kategorizuojami į popietinius ir rytinius.</text:span></text:p>
                </text:list-item>
              </text:list>
            </text:list-item>
          </text:list>
        </text:list-item>
      </text:list>
      <text:list xml:id="list2893804428" text:style-name="L7">
        <text:list-item>
          <text:list>
            <text:list-item>
              <text:list>
                <text:list-item>
                  <text:list>
                    <text:list-item>
                      <text:list>
                        <text:list-header>
                          <text:p text:style-name="P57"/>
                        </text:list-header>
                      </text:list>
                    </text:list-item>
                  </text:list>
                </text:list-item>
              </text:list>
            </text:list-item>
          </text:list>
        </text:list-item>
      </text:list>
      <text:list xml:id="list193749128074447" text:continue-list="list193748128238602" text:style-name="L2">
        <text:list-item>
          <text:list>
            <text:list-item>
              <text:p text:style-name="P28">Kaip rezultatą turi grąžinti sugeneruotą maršrutų sekų sąrašą (generaciją), kurio atributų hierarchija pavaizduota žemiau ir pridėti prie generacijų lentelės.</text:p>
            </text:list-item>
          </text:list>
        </text:list-item>
      </text:list>
      <text:list xml:id="list521993762" text:style-name="L8">
        <text:list-item>
          <text:list>
            <text:list-item>
              <text:list>
                <text:list-item>
                  <text:list>
                    <text:list-item>
                      <text:p text:style-name="P37">Maršrutų seka:</text:p>
                      <text:list>
                        <text:list-item>
                          <text:p text:style-name="P53">Data</text:p>
                        </text:list-item>
                        <text:list-item>
                          <text:p text:style-name="P51">Diena periode</text:p>
                        </text:list-item>
                        <text:list-item>
                          <text:p text:style-name="P37">Maršrutai:</text:p>
                          <text:list>
                            <text:list-item>
                              <text:p text:style-name="P52">Popietinis/Rytinis</text:p>
                            </text:list-item>
                            <text:list-item>
                              <text:p text:style-name="P37">Automobilis </text:p>
                            </text:list-item>
                            <text:list-item>
                              <text:p text:style-name="P37">Atstumas</text:p>
                            </text:list-item>
                            <text:list-item>
                              <text:p text:style-name="P37">Sustojimai:</text:p>
                              <text:list>
                                <text:list-item>
                                  <text:p text:style-name="P37">Adresas</text:p>
                                </text:list-item>
                                <text:list-item>
                                  <text:p text:style-name="P37">Keitimai:</text:p>
                                  <text:list>
                                    <text:list-item>
                                      <text:p text:style-name="P37">Biuro id</text:p>
                                    </text:list-item>
                                    <text:list-item>
                                      <text:p text:style-name="P37">Paprastų kilimėlių skaičius</text:p>
                                    </text:list-item>
                                    <text:list-item>
                                      <text:p text:style-name="P37">Pagerintų kilimėlių skaičius</text:p>
                                    </text:list-item>
                                  </text:list>
                                </text:list-item>
                              </text:list>
                            </text:list-item>
                          </text:list>
                        </text:list-item>
                      </text:list>
                    </text:list-item>
                  </text:list>
                </text:list-item>
              </text:list>
            </text:list-item>
          </text:list>
        </text:list-item>
      </text:list>
      <text:list xml:id="list193747014139254" text:continue-list="list193749128074447" text:style-name="L2">
        <text:list-item>
          <text:list>
            <text:list-item>
              <text:p text:style-name="P28">Rodyti paruoštų generacijų lentelę su informacija:</text:p>
            </text:list-item>
          </text:list>
        </text:list-item>
      </text:list>
      <text:list xml:id="list2691747298" text:style-name="L9">
        <text:list-item>
          <text:list>
            <text:list-item>
              <text:list>
                <text:list-item>
                  <text:p text:style-name="P38"><text:span text:style-name="T31">vairuotojų dirbamas laikas</text:span> </text:p>
                </text:list-item>
                <text:list-item>
                  <text:p text:style-name="P38">panaudotų kilimėlių pagal tipą išnaudojimas</text:p>
                </text:list-item>
                <text:list-item>
                  <text:p text:style-name="P38">panaudotų automobilių pagal tipą išnaudojimas</text:p>
                </text:list-item>
                <text:list-item>
                  <text:p text:style-name="P38"><text:span text:style-name="T29">atstumo</text:span><text:span text:style-name="T19"> išlaidos</text:span></text:p>
                </text:list-item>
                <text:list-item>
                  <text:p text:style-name="P48"><text:span text:style-name="T21">n</text:span>uomuoj<text:span text:style-name="T9">am</text:span><text:span text:style-name="T23">ų kilimėlių</text:span><text:span text:style-name="T9"> </text:span><text:span text:style-name="T21">išlaidos</text:span></text:p>
                </text:list-item>
                <text:list-item>
                  <text:p text:style-name="P49"><text:span text:style-name="T23">n</text:span><text:span text:style-name="T27">uomuoj</text:span><text:span text:style-name="T23">amų automobilių </text:span><text:span text:style-name="T21">išlaidos</text:span></text:p>
                </text:list-item>
                <text:list-item>
                  <text:p text:style-name="P38"><text:span text:style-name="T21">a</text:span>tstumas</text:p>
                </text:list-item>
              </text:list>
            </text:list-item>
          </text:list>
        </text:list-item>
      </text:list>
      <text:list xml:id="list193748537403660" text:continue-list="list193747014139254" text:style-name="L2">
        <text:list-item>
          <text:list>
            <text:list-item>
              <text:p text:style-name="P28">Prisijungusiam vadybininkui pasirinkti vieną iš generacijų, ir jos maršrutų sekas priskirti konkretiems vairuotojams (būtina visoms maršrutų sekoms priskirti vairuotoją).</text:p>
              <text:list>
                <text:list-item>
                  <text:p text:style-name="P28">Automatinis užpildymas</text:p>
                </text:list-item>
                <text:list-item>
                  <text:p text:style-name="P28">Rankinis užpildymas, arba automatinio užpildymo koregavimas nurodant vairuotojo darbo nr.</text:p>
                </text:list-item>
              </text:list>
            </text:list-item>
            <text:list-item>
              <text:p text:style-name="P25">Ištrinti pažymėtas generacijas, jeigu jos nėra aktyvuotos</text:p>
            </text:list-item>
          </text:list>
        </text:list-item>
      </text:list>
      <text:p text:style-name="P6"/>
      <text:list xml:id="list193747283522274" text:continue-numbering="true" text:style-name="L2">
        <text:list-item>
          <text:h text:style-name="P64" text:outline-level="2"><text:bookmark-start text:name="__RefHeading___Toc302_3804501137"/>Web sistema, informacijos valdymas<text:bookmark-end text:name="__RefHeading___Toc302_3804501137"/></text:h>
        </text:list-item>
      </text:list>
      <text:p text:style-name="P59">Sistema turi leisti prisijungusiam vartotojui, su role “Vadybininkas”:</text:p>
      <text:p text:style-name="P60">Biuro parametrai: id, adresas, koordin<text:span text:style-name="T34">a</text:span>tės, kilimėlių skaičius, <text:span text:style-name="T34">kilimėlių keitimo dažnumas</text:span></text:p>
      <text:list xml:id="list2229811458" text:style-name="L10">
        <text:list-item>
          <text:list>
            <text:list-item>
              <text:p text:style-name="P42">Sukurti naujo biuro įrašą, kuriam bus teikiamos paslaugos, įvedus biuro id, biuro adresą ar koordinates bei reikalingą kilimėlių skaičiu. Įvedus biuro adresą, koordinatės bus sugeneruotos automatiškai, analogiškai - įvedus koordinates, bus sugeneruotas atitinkamas adresas.</text:p>
            </text:list-item>
            <text:list-item>
              <text:p text:style-name="P44">Peržiūrėti sistemoje esamus biurų įrašus. <text:span text:style-name="T31">Prie įrašo turi būti matomas biuro id, adresas su koordinatėmis, teikiamų kilimėlių skaičius, bei įrašo numeris. </text:span><text:s/><text:span text:style-name="T15">Peržiūros forma – lentelė, kurios stulpeliai yra pagal aukščiau nurodytus biuro parametrus.</text:span></text:p>
            </text:list-item>
          </text:list>
        </text:list-item>
      </text:list>
      <text:p text:style-name="P55"><text:span text:style-name="T32"><text:tab/><text:tab/></text:span>Ieškoti biuro įrašo sistemoje, nurodžius biuro id.</text:p>
      <text:list xml:id="list193747783239499" text:continue-numbering="true" text:style-name="L10">
        <text:list-item>
          <text:list>
            <text:list-item>
              <text:p text:style-name="P50"><text:span text:style-name="T33">Filtruoti įrašų lentelę pagal biuro parametrus</text:span>.</text:p>
            </text:list-item>
            <text:list-item>
              <text:p text:style-name="P42">Redaguoti sistemoje esamus biurų įrašus. Sistema turi leisti keisti biuro id, teikiamų kilimėlių kiekį ir biuro adresą. Keičiant biuro adresą galima įvesti adresą arba koordinates. Įvedus koordinates, adresas bus automatiškai sugeneruotas, analogiškai įvedus adresą, bus sugeneruotos koordinatės. </text:p>
            </text:list-item>
            <text:list-item>
              <text:p text:style-name="P42">Ištrinti biuro įrašą, nurodžius biuro įrašo numerį.</text:p>
            </text:list-item>
            <text:list-item>
              <text:p text:style-name="P42">Importuoti biurų įrašus iš Excel failo. Excel failo eilutė atitinka vieną biuro įrašą, kurioje nurodomas biuro id, adresas arba koordinatės (pagal pasirinktą šabloną) ir teikiamų kilimėlių kiekis.</text:p>
            </text:list-item>
            <text:list-item>
              <text:p text:style-name="P45">Eksportuoti esamus biurų įrašus į Excel failą. Excel failo eilutė atitinka vieną biuro įrašą, kurį sudaro biuro id, adresas, biuro koordinatės, teikiamų kilimėlių kiekis ir jų dažnumas.</text:p>
            </text:list-item>
            <text:list-item>
              <text:p text:style-name="P43">Redaguoti IS parametrus, <text:span text:style-name="T6">kurie </text:span><text:span text:style-name="T31">buvo</text:span> pateikti priede</text:p>
            </text:list-item>
          </text:list>
        </text:list-item>
      </text:list>
      <text:p text:style-name="P2"/>
      <text:p text:style-name="P5"/>
      <text:list xml:id="list2854047303" text:style-name="L11">
        <text:list-item>
          <text:h text:style-name="P65" text:outline-level="2"><text:bookmark-start text:name="__RefHeading___Toc172_1660740981"/>Mobilioji programėlė<text:bookmark-end text:name="__RefHeading___Toc172_1660740981"/></text:h>
          <text:list>
            <text:list-item>
              <text:p text:style-name="P39">Neprisijungusiems vartotojams programėlė turi rodyti prisijungimo langą su prisijungimo vardo ir slaptažodžio laukeliais.</text:p>
            </text:list-item>
            <text:list-item>
              <text:p text:style-name="P39">Programėlė turi rodyti visus šios dienos maršrutus skirtus prisijungusiam vairuotojui. Pasibaigus darbo valandom, arba nedarbo dieną, rodomi kitos darbo dienos maršrutai.</text:p>
            </text:list-item>
            <text:list-item>
              <text:p text:style-name="P39">Dienos maršrutai turi būti rodomi sunumeruotu sąrašu. Prie kiekvieno turi būti rodomas maršruto ilgis ir sustojimų skaičius. Turi būti galimybė peržiūrėti kiekvieną maršrutą.</text:p>
            </text:list-item>
            <text:list-item>
              <text:p text:style-name="P39">Maršruto peržiūrai turi būti galimi du būdai: žemėlapis arba sąrašas (vartotojas pasirenka).</text:p>
            </text:list-item>
            <text:list-item>
              <text:p text:style-name="P39">Žemėlapio rodyme pavaizduotas visas maršrutas, o jo sustojimai sunumeruoti. Pasirinkus sustojimą atidaromas sustojimo rodymas.</text:p>
            </text:list-item>
            <text:list-item>
              <text:p text:style-name="P39">Žemėlapio rodyme turi būti rodoma dabartinė įrengino vieta pagal GPS.</text:p>
            </text:list-item>
            <text:list-item>
              <text:p text:style-name="P39">Sąrašo rodyme turi būti kiekvieno maršruto sustojimo adresas ir jame esančių biurų (kuriuose reikia pakeisti kilimėlių) skaičius. Pasirinkus sustojimą atidaromas sustojimo rodymas.</text:p>
            </text:list-item>
            <text:list-item>
              <text:p text:style-name="P39">Sąrašo rodyme turi būti galimybė vairuotojui pažymėti varneles, kuriose sustojimuose jis jau apsilankė. Ši informacija saugoma tik lokaliai vairuotojo įrenginyje.</text:p>
            </text:list-item>
            <text:list-item>
              <text:p text:style-name="P39">Maršrutų sąraše turi būti pažymėti tie maršrutai, kurių visus sustojimus vairuotojas pažymėjo aplankytais.</text:p>
            </text:list-item>
            <text:list-item>
              <text:p text:style-name="P40">Sustojimo rodyme turi būti parašytas adresas ir mygtukas atidarantis navigaciją (išorinėje programėlėje) tam adresui. Šiame rodyme turi būti pateikiamas biurų sąrašas, ir prie kiekvieno nurodyta, kiek ir kokio tipo kilimėlių reikia pakeisti.</text:p>
            </text:list-item>
          </text:list>
          <text:h text:style-name="P83" text:outline-level="1"/>
        </text:list-item>
      </text:list>
      <text:h text:style-name="P8" text:outline-level="1"><text:bookmark-start text:name="__RefHeading___Toc174_1660740981"/>Nefunkciniai reikalavimai<text:bookmark-end text:name="__RefHeading___Toc174_1660740981"/></text:h>
      <text:list xml:id="list3416987579" text:style-name="L12">
        <text:list-item>
          <text:p text:style-name="P46">Sistemai priklauso mobilioji programėlė skirta vairuotojams. Programėlė turi veikti ant iOS 9 ir vėlesnių ir ant Android 5 ir vėlesnių operacinių sistemų. </text:p>
        </text:list-item>
        <text:list-item>
          <text:p text:style-name="P46">Žemėlapiams vaizduoti turi būti naudojama Google Maps API. </text:p>
        </text:list-item>
        <text:list-item>
          <text:p text:style-name="P46">Web sistema turi veikti su Google Chrome 62.0, Internet Explorer 11.0, Firefox 56.0, Safari 11.0, Microsoft Edge 15 ir vėlesniom<text:span text:style-name="T6">is</text:span> versijomis.</text:p>
        </text:list-item>
        <text:list-item>
          <text:p text:style-name="P47">Vartotojo sąsaja yra lietuviška</text:p>
        </text:list-item>
      </text:list>
      <text:h text:style-name="P17" text:outline-level="1"><text:bookmark-start text:name="__RefHeading___Toc1251_3804501137"/>Reikalavimų atsekamumo lentelė<text:bookmark-end text:name="__RefHeading___Toc1251_3804501137"/></text:h>
      <text:list xml:id="list4102538689" text:style-name="L13">
        <text:list-item>
          <text:h text:style-name="P66" text:outline-level="2"><text:bookmark-start text:name="__RefHeading___Toc1253_3804501137"/>Privalomas funkcionalumas<text:bookmark-end text:name="__RefHeading___Toc1253_3804501137"/></text:h>
        </text:list-item>
      </text:list>
      <text:p text:style-name="P15"/>
      <table:table table:name="Table1" table:style-name="Table1">
        <table:table-column table:style-name="Table1.A"/>
        <table:table-column table:style-name="Table1.B"/>
        <table:table-row>
          <table:table-cell table:style-name="Table1.A1" office:value-type="string">
            <text:p text:style-name="P9">Funkcionalumas</text:p>
          </table:table-cell>
          <table:table-cell table:style-name="Table1.B1" office:value-type="string">
            <text:p text:style-name="P9">Reikalavimai</text:p>
          </table:table-cell>
        </table:table-row>
        <table:table-row>
          <table:table-cell table:style-name="Table1.A2" office:value-type="string">
            <text:p text:style-name="P81">Įmonė „Kilimėlis jums“ <text:s/>(toliau – KJ) teikia paslaugas savo klientams – keičia kojų valymui skirtus kilimėlius klientų biuruose. <text:s/>Su klientais sudaroma paslaugų teikimo sutartis, pagal kurią KJ darbuotojai <text:s/>į įmonės biurą atveža tam tikrą skaičių kilimėlių (jie gali būti kelių rūšių) ir vėliau juos reguliariai keičia</text:p>
          </table:table-cell>
          <table:table-cell table:style-name="Table1.B2" office:value-type="string">
            <text:p text:style-name="P76">Bendra informacija</text:p>
          </table:table-cell>
        </table:table-row>
        <table:table-row>
          <table:table-cell table:style-name="Table1.A2" office:value-type="string">
            <text:p text:style-name="P81">Priklausomai nuo sutarties su klientais sąlygų, kilimėliai keičiami kasdien vieną arba du kartus.</text:p>
          </table:table-cell>
          <table:table-cell table:style-name="Table1.B2" office:value-type="string">
            <text:p text:style-name="P70">C.4.3</text:p>
          </table:table-cell>
        </table:table-row>
        <table:table-row>
          <table:table-cell table:style-name="Table1.A2" office:value-type="string">
            <text:p text:style-name="P81">Kilimėlių keitimu besirūpinantys darbuotojai kilimėlius (švarius ir surinktus iš klientų) veža specialiais automobiliais, galinčiais talpinti tam tikrą kiekį kilimėlių. KJ savo parke turi mažųjų (identifikuojami kaip AM1, AM2, ...) ir vidutinių automobilių (identifikuojami kaip AV1, AV2, ...), galinčių gabenti tam tikrą kiekį (žr. Priedą, Užduoties parametrai) kilimėlių – nesvarbu ar švarių, ar jau panaudotų. <text:s/></text:p>
          </table:table-cell>
          <table:table-cell table:style-name="Table1.B2" office:value-type="string">
            <text:p text:style-name="P78">Bendra informacija</text:p>
          </table:table-cell>
        </table:table-row>
        <table:table-row>
          <table:table-cell table:style-name="Table1.A2" office:value-type="string">
            <text:p text:style-name="P82">Kilimėliai taip pat yra kelių rūšių – paprasti ir pagerinti. Jų išmatavimai yra tokie patys, tačiau pagerinti kilimėliai išlieka švarūs dvigubai ilgiau ir gali būti keičiami kas antrą kartą, lyginant su paprastais kilimėliais (tai užfiksuota sutartyse su klientais).</text:p>
          </table:table-cell>
          <table:table-cell table:style-name="Table1.B2" office:value-type="string">
            <text:p text:style-name="P70">C.4.3.1</text:p>
          </table:table-cell>
        </table:table-row>
        <table:table-row>
          <table:table-cell table:style-name="Table1.A2" office:value-type="string">
            <text:p text:style-name="P82">KJ veikia frančizės būdu - pati neturi kaip nuosavo turto nei automobilių, nei kilimėlių, nes juos nuomoja iš frančizės teikėjo pagal ilgalaikes sutartis. Metinės nuomos kainos taip pat nurodytos priede. Kilimėlių valymas vykdomas KJ bazėje ir dėl paprastumo laikykime, kad kilimėliai išvalomi vos parvežus į bazę (atvežtus nešvarius bazėje iš karto galima krauti išvežimui kaip švarius).</text:p>
            <text:p text:style-name="P82">KJ bazė yra įsikūrusi viename iš priemiesčių, atokiau nuo klientų biurų.</text:p>
          </table:table-cell>
          <table:table-cell table:style-name="Table1.B2" office:value-type="string">
            <text:p text:style-name="P72">Bendra informacija</text:p>
          </table:table-cell>
        </table:table-row>
        <text:soft-page-break/>
        <table:table-row>
          <table:table-cell table:style-name="Table1.A2" office:value-type="string">
            <text:p text:style-name="P81"><text:s/>Klientų biurai išsidėstę visame mieste, jų koordinatės pateiktos Priede – paprastumo dėlei laikome, kad susisiekimas tarp bet kurių dviejų taškų vyksta tiesia atkarpa. </text:p>
          </table:table-cell>
          <table:table-cell table:style-name="Table1.B2" office:value-type="string">
            <text:p text:style-name="P75">Bendra informacija</text:p>
          </table:table-cell>
        </table:table-row>
        <table:table-row>
          <table:table-cell table:style-name="Table1.A2" office:value-type="string">
            <text:p text:style-name="P81">Tuo pačiu adresu (tose pačiose koordinatėse) gali būti daugiau nei vienas biuras.</text:p>
          </table:table-cell>
          <table:table-cell table:style-name="Table1.B2" office:value-type="string">
            <text:p text:style-name="P70">C.5</text:p>
          </table:table-cell>
        </table:table-row>
        <table:table-row>
          <table:table-cell table:style-name="Table1.A2" office:value-type="string">
            <text:p text:style-name="P81"><text:s/>Kadangi biurai yra skirtingo dydžio, tai ir kilimėlių pagal sutartis biurai užsisako skirtingai, taip pat gali būti skirtingas keitimo dažnumas (vieną arba du kart per dieną).</text:p>
          </table:table-cell>
          <table:table-cell table:style-name="Table1.B2" office:value-type="string">
            <text:p text:style-name="P77">C.5</text:p>
          </table:table-cell>
        </table:table-row>
        <table:table-row>
          <table:table-cell table:style-name="Table1.A2" office:value-type="string">
            <text:p text:style-name="P81"><text:s/>Visa ši informacija su pavyzdiniais duomenimis pateikta Priede (Klientų biurų parametrai). </text:p>
          </table:table-cell>
          <table:table-cell table:style-name="Table1.B2" office:value-type="string">
            <text:p text:style-name="P73">Bendra informacija</text:p>
          </table:table-cell>
        </table:table-row>
        <table:table-row>
          <table:table-cell table:style-name="Table1.A2" office:value-type="string">
            <text:p text:style-name="P81">Kiekvienas nuvažiuotas automobiliu kilometras turi kainą. </text:p>
          </table:table-cell>
          <table:table-cell table:style-name="Table1.B2" office:value-type="string">
            <text:p text:style-name="P69">C.4.2, C.6</text:p>
          </table:table-cell>
        </table:table-row>
        <table:table-row>
          <table:table-cell table:style-name="Table1.A2" office:value-type="string">
            <text:p text:style-name="P81">Siekiama sukurti Web sistemą, kuri leistų KJ vadybininkams sugeneruoti optimalius maršrutus vairuotojams, kad jie tinkamai aptarnautų klientus pagal sutartis.</text:p>
          </table:table-cell>
          <table:table-cell table:style-name="Table1.B2" office:value-type="string">
            <text:p text:style-name="P74">Bendra informacija</text:p>
          </table:table-cell>
        </table:table-row>
        <table:table-row>
          <table:table-cell table:style-name="Table1.A2" office:value-type="string">
            <text:p text:style-name="P81">Vairuotojai taip pat turėtų galimybę sistemoje matyti savo dienos maršrutus. </text:p>
          </table:table-cell>
          <table:table-cell table:style-name="Table1.B2" office:value-type="string">
            <text:p text:style-name="P69">E.3</text:p>
          </table:table-cell>
        </table:table-row>
        <table:table-row>
          <table:table-cell table:style-name="Table1.A2" office:value-type="string">
            <text:p text:style-name="P12">Sistemos naudotojų administravimas. Valdyti vadybininkų, sudarančių</text:p>
            <text:p text:style-name="P12">maršrutus ir vairuotojų, jais važiuojančių paskyras (account‘us)</text:p>
          </table:table-cell>
          <table:table-cell table:style-name="Table1.B2" office:value-type="string">
            <text:p text:style-name="P13">A.1.1, A.1.2, … A.1.6, A.1.7</text:p>
            <text:p text:style-name="P13">A.2.1, A.2.2</text:p>
            <text:p text:style-name="P13">A.3.1</text:p>
          </table:table-cell>
        </table:table-row>
        <table:table-row>
          <table:table-cell table:style-name="Table1.A2" office:value-type="string">
            <text:p text:style-name="P12">Tvarkyti IS (užduoties) parametrus ir klientų biurų sąrašus</text:p>
          </table:table-cell>
          <table:table-cell table:style-name="Table1.B2" office:value-type="string">
            <text:p text:style-name="P13">D.1, D.2, … D.7, D.8</text:p>
          </table:table-cell>
        </table:table-row>
        <table:table-row>
          <table:table-cell table:style-name="Table1.A2" office:value-type="string">
            <text:p text:style-name="P12">Pagal pateiktus duomenis sudaryti maršrutus, pagal kuriuos į klientų biurus turi vykti automobiliai, siekiant, kad kilimėlių keitimo sąnaudos būtų minimalios (trumpiausias nuvažiuotas atstumas)</text:p>
          </table:table-cell>
          <table:table-cell table:style-name="Table1.B2" office:value-type="string">
            <text:p text:style-name="P13">C.1, C.2, C.3, C.7</text:p>
          </table:table-cell>
        </table:table-row>
        <table:table-row>
          <table:table-cell table:style-name="Table1.A2" office:value-type="string">
            <text:p text:style-name="P12">Pateikti apibendrintą bei detalią maršrutų informaciją, pateikiant ir šių maršrutų kaštus</text:p>
          </table:table-cell>
          <table:table-cell table:style-name="Table1.B2" office:value-type="string">
            <text:p text:style-name="P10">B.<text:span text:style-name="T25">2.1, B.</text:span><text:span text:style-name="T30">4.1, B.4.2, B.5</text:span></text:p>
            <text:p text:style-name="P10">E.5</text:p>
          </table:table-cell>
        </table:table-row>
        <table:table-row>
          <table:table-cell table:style-name="Table1.A2" office:value-type="string">
            <text:p text:style-name="P12">Vadybininko pasirinktam vairuotojui (arba prisijungusiam vairuotojui) parodyti jo maršrutus</text:p>
          </table:table-cell>
          <table:table-cell table:style-name="Table1.B2" office:value-type="string">
            <text:p text:style-name="P11">B.2.1</text:p>
          </table:table-cell>
        </table:table-row>
      </table:table>
      <text:p text:style-name="P4"/>
      <text:list xml:id="list193747594860300" text:continue-numbering="true" text:style-name="L13">
        <text:list-item>
          <text:h text:style-name="P68" text:outline-level="2"><text:bookmark-start text:name="__RefHeading___Toc1255_3804501137"/><text:span text:style-name="T35">Pageidautini išplėtimai</text:span><text:bookmark-end text:name="__RefHeading___Toc1255_3804501137"/></text:h>
        </text:list-item>
      </text:list>
      <text:p text:style-name="P84"/>
      <table:table table:name="Table2" table:style-name="Table2">
        <table:table-column table:style-name="Table2.A"/>
        <table:table-column table:style-name="Table2.B"/>
        <table:table-row>
          <table:table-cell table:style-name="Table2.A1" office:value-type="string">
            <text:p text:style-name="P80">Funkcionalumas</text:p>
          </table:table-cell>
          <table:table-cell table:style-name="Table2.B1" office:value-type="string">
            <text:p text:style-name="P80">Reikalavimai</text:p>
          </table:table-cell>
        </table:table-row>
        <table:table-row>
          <table:table-cell table:style-name="Table2.A2" office:value-type="string">
            <text:p text:style-name="P79">Realizuoti sistemoje galimybę vaizduoti turimo kiekio kilimėlių paprastų ir pagerintų skaičiaus santykio keitimo finansines pasekmes.</text:p>
          </table:table-cell>
          <table:table-cell table:style-name="Table2.B2" office:value-type="string">
            <text:p text:style-name="P71">C.2, C.3, C.6</text:p>
          </table:table-cell>
        </table:table-row>
        <table:table-row>
          <table:table-cell table:style-name="Table2.A2" office:value-type="string">
            <text:p text:style-name="P79"><text:s text:c="2"/>Automatiškai suskaičiuoti optimalų (finansiškai) paprastų ir pagerintų kilimėlių santykį </text:p>
          </table:table-cell>
          <table:table-cell table:style-name="Table2.B2" office:value-type="string">
            <text:p text:style-name="P71">-</text:p>
          </table:table-cell>
        </table:table-row>
        <table:table-row>
          <table:table-cell table:style-name="Table2.A2" office:value-type="string">
            <text:p text:style-name="P79">Realizuoti sistemoje galimybę vaizduoti turimų automobilių (mažų ir vidutinių) skaičiaus santykio keitimo finansines pasekmes.</text:p>
          </table:table-cell>
          <table:table-cell table:style-name="Table2.B2" office:value-type="string">
            <text:p text:style-name="P71">C.2, C.3, C.6</text:p>
          </table:table-cell>
        </table:table-row>
        <table:table-row>
          <table:table-cell table:style-name="Table2.A2" office:value-type="string">
            <text:p text:style-name="P79"><text:s/>Automatiškai išrinkti 10% klientų, kurių atsisakymas labiausiai sumažintų KJ sąnaudas ir pavaizduoti šio pasirinkimo informaciją </text:p>
          </table:table-cell>
          <table:table-cell table:style-name="Table2.B2" office:value-type="string">
            <text:p text:style-name="P71">-</text:p>
          </table:table-cell>
        </table:table-row>
        <table:table-row>
          <table:table-cell table:style-name="Table2.A2" office:value-type="string">
            <text:p text:style-name="P79">Realizuoti sistemoje galimybę pasirinkti tam tikrus klientus (jų aibę) ir įvertinti jų atsisakymo finansines pasekmes</text:p>
          </table:table-cell>
          <table:table-cell table:style-name="Table2.B2" office:value-type="string">
            <text:p text:style-name="P71">C.2, C.3, C.6</text:p>
          </table:table-cell>
        </table:table-row>
        <table:table-row>
          <table:table-cell table:style-name="Table2.A2" office:value-type="string">
            <text:p text:style-name="P79">Grafiškai pavaizduoti parinktus maršrutus žemėlapyje (koordinačių sistemoje)</text:p>
          </table:table-cell>
          <table:table-cell table:style-name="Table2.B2" office:value-type="string">
            <text:p text:style-name="P71">B.1.4.1</text:p>
            <text:p text:style-name="P71">E.5</text:p>
          </table:table-cell>
        </table:table-row>
        <table:table-row>
          <table:table-cell table:style-name="Table2.A2" office:value-type="string">
            <text:p text:style-name="P79">Realizuoti papildomą IS funkciją, kuri, jūsų nuomone, būtų naudinga KJ bendrovei. </text:p>
          </table:table-cell>
          <table:table-cell table:style-name="Table2.B2" office:value-type="string">
            <text:p text:style-name="P71">-</text:p>
          </table:table-cell>
        </table:table-row>
      </table:table>
      <text:h text:style-name="P6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7:57:45.961000000</meta:creation-date>
    <dc:date>2017-12-09T19:37:46.468000000</dc:date>
    <meta:editing-duration>PT2H38M55S</meta:editing-duration>
    <meta:editing-cycles>28</meta:editing-cycles>
    <meta:generator>LibreOffice/5.4.1.2$Windows_X86_64 LibreOffice_project/ea7cb86e6eeb2bf3a5af73a8f7777ac570321527</meta:generator>
    <meta:document-statistic meta:table-count="2" meta:image-count="0" meta:object-count="0" meta:page-count="11" meta:paragraph-count="187" meta:word-count="1689" meta:character-count="12816" meta:non-whitespace-character-count="11368"/>
  </office:meta>
</office:document-meta>
</file>